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24F0000014F5F8383A4C5F5DA8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6.3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3.1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9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fo:border="non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22pt" style:font-size-asian="22pt" style:font-size-complex="22pt"/>
    </style:style>
    <style:style style:name="P5" style:family="paragraph">
      <loext:graphic-properties draw:fill="none"/>
      <style:text-properties fo:font-size="13pt" style:font-size-asian="13pt" style:font-size-complex="13pt"/>
    </style:style>
    <style:style style:name="P6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color="#000000" loext:opacity="100%" style:font-name="Liberation Serif2" fo:font-size="12pt" fo:font-weight="normal" style:font-name-asian="Liberation Serif2" style:font-size-asian="12pt" style:font-weight-asian="normal" style:font-name-complex="Liberation Serif2" style:font-size-complex="12pt" style:font-weight-complex="normal"/>
    </style:style>
    <style:style style:name="T2" style:family="text">
      <style:text-properties fo:color="#000000" loext:opacity="100%" style:font-name="Liberation Serif2" fo:font-size="22pt" fo:font-weight="bold" style:font-name-asian="Liberation Serif2" style:font-size-asian="22pt" style:font-weight-asian="bold" style:font-name-complex="Liberation Serif2" style:font-size-complex="22pt" style:font-weight-complex="bold"/>
    </style:style>
    <style:style style:name="T3" style:family="text">
      <style:text-properties fo:color="#000000" loext:opacity="100%" style:font-name="Liberation Serif2" fo:font-size="13pt" fo:font-weight="normal" style:font-name-asian="Liberation Serif2" style:font-size-asian="13pt" style:font-weight-asian="normal" style:font-name-complex="Liberation Serif2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stDate" form:control-implementation="ooo:com.sun.star.form.component.TextField" xml:id="control1" form:id="control1" form:readonly="true" form:max-length="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1" draw:layer="layout" svg:width="5.079cm" svg:height="2.844cm" svg:x="0cm" svg:y="-0.002cm">
          <draw:image xlink:href="Pictures/100000010000024F0000014F5F8383A4C5F5DA8C.png" xlink:type="simple" xlink:show="embed" xlink:actuate="onLoad" draw:mime-type="image/png">
            <text:p/>
          </draw:image>
        </draw:frame>
        <draw:frame draw:style-name="gr2" draw:text-style-name="P3" draw:layer="layout" svg:width="0.422cm" svg:height="0.471cm" svg:x="2.004cm" svg:y="2.348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6.36cm" svg:height="0.86cm" svg:x="7.62cm" svg:y="2.034cm">
          <draw:text-box>
            <text:p text:style-name="P2"><text:span text:style-name="T2"><text:s text:c="6"/></text:span><text:span text:style-name="T2">Test Report</text:span></text:p>
          </draw:text-box>
        </draw:frame>
        <draw:frame draw:style-name="gr4" draw:text-style-name="P5" draw:layer="layout" svg:width="3.19cm" svg:height="0.505cm" svg:x="9.2cm" svg:y="2.913cm">
          <draw:text-box>
            <text:p text:style-name="P2"><text:span text:style-name="T3">Johnson Controls</text:span></text:p>
          </draw:text-box>
        </draw:frame>
        <draw:frame draw:style-name="gr5" draw:text-style-name="P3" draw:layer="layout" svg:width="1.996cm" svg:height="0.471cm" svg:x="2.004cm" svg:y="25.471cm">
          <draw:text-box>
            <text:p text:style-name="P2"><text:span text:style-name="T1">Issue Date: </text:span></text:p>
          </draw:text-box>
        </draw:frame>
        <draw:control draw:style-name="gr6" draw:text-style-name="P6" draw:layer="controls" svg:width="5.397cm" svg:height="0.533cm" svg:x="4.092cm" svg:y="25.445cm" draw:control="control1"/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6-22T09:24:06.425000000</dc:date>
    <meta:editing-duration>PT2H5M8S</meta:editing-duration>
    <meta:editing-cycles>7</meta:editing-cycles>
    <meta:generator>LibreOffice/7.5.2.2$Windows_X86_64 LibreOffice_project/53bb9681a964705cf672590721dbc85eb4d0c3a2</meta:generator>
    <meta:document-statistic meta:object-count="6"/>
  </office:meta>
</office:document-meta>
</file>